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7.736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lr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k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d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k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3---sn-4g57k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a5me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j5huxa-qa5e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dn7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4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7r.googlevideo.com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e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dnl7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7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vgqs7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r7---sn-4g57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8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5hne6n76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9---sn-vgqsenly.googlevideo.com</text:p>
          </table:table-cell>
          <table:table-cell table:number-columns-repeated="1021"/>
        </table:table-row>
        <table:table-row table:style-name="ro1">
          <table:table-cell office:value-type="string">
            <text:p>r10---sn-4g57knk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n4v7k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q4f7sns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l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5hnedn7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4---sn-4g57kney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vgqsenlk.googlevideo.com</text:p>
          </table:table-cell>
          <table:table-cell table:number-columns-repeated="1021"/>
        </table:table-row>
        <table:table-row table:style-name="ro1">
          <table:table-cell office:value-type="string">
            <text:p>r15---sn-4g57kn6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4g57knr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5hn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p5qlsned.googlevideo.com</text:p>
          </table:table-cell>
          <table:table-cell table:number-columns-repeated="1021"/>
        </table:table-row>
        <table:table-row table:style-name="ro1">
          <table:table-cell office:value-type="string">
            <text:p>r20---sn-4g57knde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3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68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86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86"/>
        <table:database-range table:target-range-address="Tabelle1.C197:Tabelle1.C20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9.03.2017</text:date>, <text:time>19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19:16:47.96</dc:date>
    <meta:generator>OpenOffice/4.1.3$Win32 OpenOffice.org_project/413m1$Build-9783</meta:generator>
    <meta:editing-duration>P3DT23H9M25S</meta:editing-duration>
    <meta:editing-cycles>77</meta:editing-cycles>
    <meta:document-statistic meta:table-count="1" meta:cell-count="205" meta:object-count="0"/>
  </office:meta>
</office:document-meta>
</file>